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10-01T09:00:00" calcext:value-type="date">
            <text:p>2022-10-01T09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10-08T09:00:00" calcext:value-type="date">
            <text:p>2022-10-08T09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10-15T09:00:00" calcext:value-type="date">
            <text:p>2022-10-15T09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number-rows-repeated="10483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22:15:18.513385467</dc:date>
    <meta:editing-duration>P4DT21H46M41S</meta:editing-duration>
    <meta:editing-cycles>147</meta:editing-cycles>
    <meta:document-statistic meta:table-count="5" meta:cell-count="2907" meta:object-count="0"/>
  </office:meta>
</office:document-meta>
</file>